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table:number-columns-repeated="3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table:number-columns-repeated="3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18:40:14.0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9T18:44:21.460000000</dc:date>
    <meta:editing-duration>P3DT10H13M28S</meta:editing-duration>
    <meta:editing-cycles>1384</meta:editing-cycles>
    <meta:document-statistic meta:table-count="2" meta:cell-count="6486" meta:object-count="0"/>
  </office:meta>
</office:document-meta>
</file>